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Humor Sans" svg:font-family="'Humor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umor Sans" fo:font-size="8pt" officeooo:rsid="0018a7ca" officeooo:paragraph-rsid="0018a7ca" style:font-size-asian="8pt" style:font-size-complex="8pt"/>
    </style:style>
    <style:style style:name="P2" style:family="paragraph" style:parent-style-name="Frame_20_contents">
      <style:paragraph-properties fo:margin-top="0.05in" fo:margin-bottom="0in" style:contextual-spacing="false" fo:line-height="100%" fo:text-align="center" style:justify-single-word="false"/>
      <style:text-properties style:font-name="Liberation Sans" fo:font-size="24pt" fo:font-weight="bold" officeooo:rsid="003f3d3e" officeooo:paragraph-rsid="003f3d3e" style:font-size-asian="24pt" style:font-weight-asian="bold" style:font-size-complex="24pt" style:font-weight-complex="bold"/>
    </style:style>
    <style:style style:name="P3" style:family="paragraph" style:parent-style-name="Frame_20_contents">
      <style:paragraph-properties fo:margin-top="0.05in" fo:margin-bottom="0in" style:contextual-spacing="false" fo:line-height="100%" fo:text-align="center" style:justify-single-word="false"/>
      <style:text-properties style:font-name="Liberation Sans" fo:font-size="18pt" fo:font-style="normal" fo:font-weight="bold" officeooo:rsid="00428796" officeooo:paragraph-rsid="00428796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415c44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2" text:anchor-type="paragraph" svg:width="2.9071in" draw:z-index="0"><draw:text-box fo:min-height="0.989in"><text:p text:style-name="P2">KChen</text:p><text:p text:style-name="P3">Oligo Box 2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Humor Sans" svg:font-family="'Humor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5in" fo:page-height="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25T14:44:33.542075980</meta:creation-date>
    <dc:title>Shipping-Label-Template</dc:title>
    <meta:editing-duration>P3DT21H15M32S</meta:editing-duration>
    <meta:editing-cycles>31</meta:editing-cycles>
    <meta:generator>LibreOffice/7.1.3.2$Linux_X86_64 LibreOffice_project/10$Build-2</meta:generator>
    <dc:date>2021-05-24T11:54:42.336029173</dc:date>
    <meta:print-date>2021-05-24T11:54:38.229411311</meta:print-date>
    <meta:document-statistic meta:table-count="0" meta:image-count="0" meta:object-count="0" meta:page-count="1" meta:paragraph-count="2" meta:word-count="4" meta:character-count="16" meta:non-whitespace-character-count="14"/>
    <meta:template xlink:type="simple" xlink:actuate="onRequest" xlink:title="Shipping-Label-Template" xlink:href="../../.config/libreoffice/4/user/template/Shipping-Label-Template.ott" meta:date="2017-09-25T14:44:33.474008512"/>
  </office:meta>
</office:document-meta>
</file>